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e7b" officeooo:paragraph-rsid="0006ee7b"/>
    </style:style>
    <style:style style:name="T1" style:family="text">
      <style:text-properties officeooo:rsid="0006ee7b"/>
    </style:style>
    <style:style style:name="T2" style:family="text">
      <style:text-properties officeooo:rsid="0008a779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</text:h>
      <text:p text:style-name="P1"/>
      <text:h text:style-name="Heading_20_2" text:outline-level="2">User Manual</text:h>
      <text:p text:style-name="P1"/>
      <text:h text:style-name="Heading_20_2" text:outline-level="2">Introduction</text:h>
      <text:p text:style-name="P1"><text:span text:style-name="T3">Dr. Who</text:span> <text:span text:style-name="T2">is an Alexa App that helps users make medical appointments in an easy and comfortable way, using Amazon Echo.</text:span></text:p>
      <text:p text:style-name="P1"/>
      <text:h text:style-name="Heading_20_2" text:outline-level="2">Variables <text:span text:style-name="T1">in the data base</text:span></text:h>
      <text:p text:style-name="P1">Name of the medical practicioner, <text:span text:style-name="T2">medical speciality</text:span>, <text:span text:style-name="T2">postal code and time availability.</text:span></text:p>
      <text:p text:style-name="P1"/>
      <text:p text:style-name="P1"/>
      <text:h text:style-name="Heading_20_2" text:outline-level="2">Source Cod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1:39:30.948144847</meta:creation-date>
    <dc:date>2019-04-14T01:59:18.331505199</dc:date>
    <meta:editing-duration>PT9M17S</meta:editing-duration>
    <meta:editing-cycles>1</meta:editing-cycles>
    <meta:document-statistic meta:table-count="0" meta:image-count="0" meta:object-count="0" meta:page-count="1" meta:paragraph-count="7" meta:word-count="44" meta:character-count="278" meta:non-whitespace-character-count="241"/>
    <meta:generator>LibreOffice/6.1.5.2$Linux_X86_64 LibreOffice_project/10$Build-2</meta:generator>
  </office:meta>
</office:document-meta>
</file>